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1" calcext:value-type="float">
            <text:p>1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28" calcext:value-type="float">
            <text:p>2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1:09:48.43384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27T12:48:00.645981865</dc:date>
    <dc:creator>Bernhard Posselt</dc:creator>
    <meta:editing-duration>PT7H18M8S</meta:editing-duration>
    <meta:editing-cycles>38</meta:editing-cycles>
    <meta:document-statistic meta:table-count="1" meta:cell-count="395" meta:object-count="0"/>
  </office:meta>
</office:document-meta>
</file>